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428cm" fo:min-width="5.596cm"/>
      <style:paragraph-properties style:writing-mode="lr-tb"/>
    </style:style>
    <style:style style:name="gr4" style:family="graphic" style:parent-style-name="standard">
      <style:graphic-properties draw:stroke="none" draw:fill="solid" draw:fill-color="#d0d0d0" fo:min-height="0.3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052cm" fo:min-width="18.29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  <style:paragraph-properties style:writing-mode="lr-tb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628cm" fo:min-width="5.242cm"/>
      <style:paragraph-properties style:writing-mode="lr-tb"/>
    </style:style>
    <style:style style:name="gr11" style:family="graphic" style:parent-style-name="standard">
      <style:graphic-properties draw:stroke="none" draw:fill-color="#a5a5a5" draw:textarea-horizontal-align="justify" draw:textarea-vertical-align="middle" draw:auto-grow-height="false" fo:min-height="0.66cm" fo:min-width="4.58cm"/>
      <style:paragraph-properties style:writing-mode="lr-tb"/>
    </style:style>
    <style:style style:name="gr12" style:family="graphic" style:parent-style-name="standard">
      <style:graphic-properties svg:stroke-color="#005800" draw:fill="none" draw:textarea-vertical-align="middle" draw:auto-grow-height="false" fo:min-height="9.634cm" fo:min-width="0cm"/>
    </style:style>
    <style:style style:name="gr13" style:family="graphic" style:parent-style-name="standard">
      <style:graphic-properties svg:stroke-color="#005800" draw:fill="none" draw:textarea-vertical-align="middle" draw:auto-grow-height="false" fo:min-height="7.237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0d0d0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0.5pt" fo:font-style="italic" style:font-size-asian="10.5pt" style:font-style-asian="italic" style:font-size-complex="10.5pt" style:font-style-complex="italic"/>
    </style:style>
    <style:style style:name="P7" style:family="paragraph">
      <loext:graphic-properties draw:fill="solid" draw:fill-color="#d0d0d0"/>
      <style:paragraph-properties style:writing-mode="lr-tb"/>
      <style:text-properties fo:background-color="#d0d0d0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a5a5a5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005800" fo:font-size="11pt" style:font-size-asian="11pt" style:font-size-complex="11pt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fo:font-style="italic" style:font-size-asian="10.5pt" style:font-style-asian="italic" style:font-size-complex="10.5pt" style:font-style-complex="italic"/>
    </style:style>
    <style:style style:name="T3" style:family="text">
      <style:text-properties fo:font-size="10pt" fo:background-color="#d0d0d0" style:font-size-asian="10pt" style:font-size-complex="10pt"/>
    </style:style>
    <style:style style:name="T4" style:family="text">
      <style:text-properties fo:color="#0058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282cm" svg:y1="1.103cm" svg:x2="3.282cm" svg:y2="1.988cm">
          <text:p/>
        </draw:line>
        <draw:frame draw:style-name="gr2" draw:text-style-name="P2" draw:layer="layout" svg:width="8.458cm" svg:height="1.039cm" svg:x="0.234cm" svg:y="0.164cm">
          <draw:text-box>
            <text:p><text:span text:style-name="T1">Route </text:span><text:span text:style-name="T1">recommendation </text:span><text:span text:style-name="T1">from flowControl </text:span></text:p>
            <text:p><text:span text:style-name="T1">(sent over the Traffic </text:span><text:span text:style-name="T1">Control Interface)</text:span></text:p>
          </draw:text-box>
        </draw:frame>
        <draw:custom-shape draw:style-name="gr3" draw:text-style-name="P3" draw:layer="layout" svg:width="6.096cm" svg:height="1.678cm" svg:x="0.234cm" svg:y="1.98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28cm" svg:height="0.646cm" svg:x="6.604cm" svg:y="5.714cm">
          <draw:text-box>
            <text:p text:style-name="P4"><text:span text:style-name="T1">pushOrSendPacket()</text:span></text:p>
          </draw:text-box>
        </draw:frame>
        <draw:frame draw:style-name="gr5" draw:text-style-name="P6" draw:layer="layout" svg:width="3.672cm" svg:height="0.662cm" svg:x="1.796cm" svg:y="2.042cm">
          <draw:text-box>
            <text:p><text:span text:style-name="T2">ControlManager</text:span></text:p>
          </draw:text-box>
        </draw:frame>
        <draw:custom-shape draw:style-name="gr6" draw:text-style-name="P3" draw:layer="layout" svg:width="18.796cm" svg:height="3.302cm" svg:x="0.234cm" svg:y="3.974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5.334cm" svg:height="2.032cm" svg:x="7.266cm" svg:y="4.064cm">
          <draw:text-box>
            <text:p><text:span text:style-name="T2">C</text:span><text:span text:style-name="T2">r</text:span><text:span text:style-name="T2">o</text:span><text:span text:style-name="T2">w</text:span><text:span text:style-name="T2">n</text:span><text:span text:style-name="T2">e</text:span><text:span text:style-name="T2">t</text:span><text:span text:style-name="T2">U</text:span><text:span text:style-name="T2">d</text:span><text:span text:style-name="T2">p</text:span><text:span text:style-name="T2">A</text:span><text:span text:style-name="T2">p</text:span><text:span text:style-name="T2">p</text:span></text:p>
          </draw:text-box>
        </draw:frame>
        <draw:frame draw:style-name="gr4" draw:text-style-name="P7" draw:layer="layout" svg:width="4.38cm" svg:height="0.646cm" svg:x="1.072cm" svg:y="2.812cm">
          <draw:text-box>
            <text:p><text:span text:style-name="T3">handleActionCommand()</text:span></text:p>
          </draw:text-box>
        </draw:frame>
        <draw:frame draw:style-name="gr4" draw:text-style-name="P5" draw:layer="layout" svg:width="3.754cm" svg:height="0.646cm" svg:x="11.204cm" svg:y="5.714cm">
          <draw:text-box>
            <text:p text:style-name="P4"><text:span text:style-name="T1">handleDataArrived()</text:span></text:p>
          </draw:text-box>
        </draw:frame>
        <draw:line draw:style-name="gr1" draw:text-style-name="P8" draw:layer="layout" svg:x1="17.338cm" svg:y1="5.752cm" svg:x2="17.338cm" svg:y2="1.334cm">
          <text:p/>
        </draw:line>
        <draw:frame draw:style-name="gr8" draw:text-style-name="P10" draw:layer="layout" svg:width="7.62cm" svg:height="1.039cm" svg:x="11.718cm" svg:y="0.272cm">
          <draw:text-box>
            <text:p text:style-name="P9"><text:span text:style-name="T1">Forward route recommendation to Vadere</text:span></text:p>
            <text:p text:style-name="P9"><text:span text:style-name="T1">(over the Traffic Control Interface)</text:span></text:p>
          </draw:text-box>
        </draw:frame>
        <draw:frame draw:style-name="gr9" draw:text-style-name="P6" draw:layer="layout" svg:width="6.096cm" svg:height="0.762cm" svg:x="0.588cm" svg:y="4.89cm">
          <draw:text-box>
            <text:p><text:span text:style-name="T2">EventTriggeredSchedulerSimple</text:span></text:p>
          </draw:text-box>
        </draw:frame>
        <draw:custom-shape draw:style-name="gr10" draw:text-style-name="P3" draw:layer="layout" svg:width="5.742cm" svg:height="1.878cm" svg:x="0.588cm" svg:y="4.8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314cm" svg:height="0.646cm" svg:x="1.638cm" svg:y="5.768cm">
          <draw:text-box>
            <text:p><text:span text:style-name="T3">schedulePacket()</text:span></text:p>
          </draw:text-box>
        </draw:frame>
        <draw:line draw:style-name="gr1" draw:text-style-name="P1" draw:layer="layout" svg:x1="3.282cm" svg:y1="3.458cm" svg:x2="3.282cm" svg:y2="4.89cm">
          <text:p/>
        </draw:line>
        <draw:line draw:style-name="gr1" draw:text-style-name="P1" draw:layer="layout" svg:x1="4.909cm" svg:y1="6.106cm" svg:x2="6.585cm" svg:y2="6.106cm">
          <text:p/>
        </draw:line>
        <draw:custom-shape draw:style-name="gr11" draw:text-style-name="P12" draw:layer="layout" svg:width="5.08cm" svg:height="0.91cm" draw:transform="rotate (1.5707963267949) translate (10.394cm 8.146cm)">
          <text:p text:style-name="P11"><text:span text:style-name="T1">Network sim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3" draw:layer="layout" svg:width="0.508cm" svg:height="10.16cm" draw:transform="rotate (1.5707963267949) translate (0.234cm 8.038cm)">
          <text:p/>
          <draw:enhanced-geometry svg:viewBox="0 0 21600 21600" draw:glue-points="21600 0 0 10800 21600 21600" draw:text-areas="13800 ?f9 21600 ?f10" draw:type="left-brace" draw:modifiers="939.71410814170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13" draw:layer="layout" svg:width="0.508cm" svg:height="7.695cm" draw:transform="rotate (1.5707963267949) translate (11.335cm 8.038cm)">
          <text:p/>
          <draw:enhanced-geometry svg:viewBox="0 0 21600 21600" draw:glue-points="21600 0 0 10800 21600 21600" draw:text-areas="13800 ?f9 21600 ?f10" draw:type="left-brace" draw:modifiers="939.714108141703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4" draw:layer="layout" svg:width="8.382cm" svg:height="1.673cm" svg:x="1.704cm" svg:y="8.089cm">
          <draw:text-box>
            <text:p><text:span text:style-name="T4">Methods for sending </text:span><text:span text:style-name="T4">recommendations</text:span></text:p>
          </draw:text-box>
        </draw:frame>
        <draw:frame draw:style-name="gr14" draw:text-style-name="P14" draw:layer="layout" svg:width="7.782cm" svg:height="1.673cm" svg:x="11.718cm" svg:y="8.038cm">
          <draw:text-box>
            <text:p><text:span text:style-name="T4">Methods for receiving recommendations</text:span></text:p>
          </draw:text-box>
        </draw:frame>
        <draw:line draw:style-name="gr1" draw:text-style-name="P1" draw:layer="layout" svg:x1="14.958cm" svg:y1="6.09cm" svg:x2="15.822cm" svg:y2="6.09cm">
          <text:p/>
        </draw:line>
        <draw:frame draw:style-name="gr4" draw:text-style-name="P5" draw:layer="layout" svg:width="2.864cm" svg:height="0.646cm" svg:x="15.804cm" svg:y="5.752cm">
          <draw:text-box>
            <text:p text:style-name="P4"><text:span text:style-name="T1">send_control()</text:span></text:p>
          </draw:text-box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9.304cm" fo:page-height="8.8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143cm" svg:x="1cm" svg:y="4.201cm"/>
      <draw:page-thumbnail draw:layer="backgroundobjects" svg:width="8.999cm" svg:height="4.143cm" svg:x="1cm" svg:y="12.777cm"/>
      <draw:page-thumbnail draw:layer="backgroundobjects" svg:width="8.999cm" svg:height="4.143cm" svg:x="1cm" svg:y="21.353cm"/>
      <draw:page-thumbnail draw:layer="backgroundobjects" svg:width="8.999cm" svg:height="4.143cm" svg:x="11cm" svg:y="4.201cm"/>
      <draw:page-thumbnail draw:layer="backgroundobjects" svg:width="8.999cm" svg:height="4.143cm" svg:x="11cm" svg:y="12.777cm"/>
      <draw:page-thumbnail draw:layer="backgroundobjects" svg:width="8.999cm" svg:height="4.143cm" svg:x="11cm" svg:y="21.35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6T15:18:38.649352527</meta:creation-date>
    <dc:date>2024-02-16T15:52:19.980435818</dc:date>
    <meta:editing-duration>PT16M26S</meta:editing-duration>
    <meta:editing-cycles>7</meta:editing-cycles>
    <meta:generator>LibreOffice/6.4.7.2$Linux_X86_64 LibreOffice_project/40$Build-2</meta:generator>
    <meta:document-statistic meta:object-count="46"/>
  </office:meta>
</office:document-meta>
</file>